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1de" officeooo:paragraph-rsid="001711de"/>
    </style:style>
    <style:style style:name="P2" style:family="paragraph" style:parent-style-name="Standard">
      <style:text-properties officeooo:rsid="001a755a" officeooo:paragraph-rsid="001a755a"/>
    </style:style>
    <style:style style:name="P3" style:family="paragraph" style:parent-style-name="Standard">
      <style:text-properties officeooo:rsid="001b3b44" officeooo:paragraph-rsid="001b3b44"/>
    </style:style>
    <style:style style:name="P4" style:family="paragraph" style:parent-style-name="Standard">
      <style:text-properties officeooo:rsid="001dcf84" officeooo:paragraph-rsid="001dcf84"/>
    </style:style>
    <style:style style:name="P5" style:family="paragraph" style:parent-style-name="Standard">
      <style:text-properties officeooo:rsid="001f4605" officeooo:paragraph-rsid="001f4605"/>
    </style:style>
    <style:style style:name="P6" style:family="paragraph" style:parent-style-name="Standard">
      <style:text-properties officeooo:rsid="0020a4a5" officeooo:paragraph-rsid="0020a4a5"/>
    </style:style>
    <style:style style:name="P7" style:family="paragraph" style:parent-style-name="Standard">
      <style:text-properties officeooo:paragraph-rsid="0020a4a5"/>
    </style:style>
    <style:style style:name="P8" style:family="paragraph" style:parent-style-name="Text_20_body">
      <style:text-properties officeooo:rsid="001dcf84" officeooo:paragraph-rsid="001dcf84"/>
    </style:style>
    <style:style style:name="P9" style:family="paragraph" style:parent-style-name="Title">
      <style:text-properties fo:font-size="24pt" officeooo:paragraph-rsid="001dcf84" style:font-size-asian="24pt" style:font-size-complex="24pt"/>
    </style:style>
    <style:style style:name="P10" style:family="paragraph" style:parent-style-name="Heading_20_1">
      <style:text-properties officeooo:rsid="001dcf84" officeooo:paragraph-rsid="001dcf84"/>
    </style:style>
    <style:style style:name="T1" style:family="text">
      <style:text-properties officeooo:rsid="001dcf84"/>
    </style:style>
    <style:style style:name="T2" style:family="text">
      <style:text-properties officeooo:rsid="0020a4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cf84" style:font-weight-asian="bold" style:font-weight-complex="bold"/>
    </style:style>
    <style:style style:name="T5" style:family="text">
      <style:text-properties fo:font-weight="bold" officeooo:rsid="0020a4a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nux: <text:s/>How to connect Evolution to Office365</text:p>
      <text:h text:style-name="P10" text:outline-level="1">Install Evolution</text:h>
      <text:p text:style-name="P8">You’ll need to install both the Evolution mail client, and the extension that handles Office365. Open a terminal and type:</text:p>
      <text:p text:style-name="P1"/>
      <text:p text:style-name="Preformatted_20_Text"><text:span text:style-name="T1">s</text:span>udo apt install evolution evolution-ews</text:p>
      <text:p text:style-name="P1"/>
      <text:h text:style-name="P10" text:outline-level="1">Set up Evolution</text:h>
      <text:p text:style-name="P4">On first running Evolution, a setup dialog will appear. Follow the instructions until you see a ‘skip lookup’ button. Press that. On the next screen, set server type to Exchange Web Services and set the URL as </text:p>
      <text:p text:style-name="P1"/>
      <text:p text:style-name="Preformatted_20_Text">https://outlook.office365.com/EWS/Exchange.asmx</text:p>
      <text:p text:style-name="P3"/>
      <text:p text:style-name="P3"><text:span text:style-name="T1">If you wish to keep a local copy of your emails, select the </text:span><text:span text:style-name="T4">“</text:span><text:span text:style-name="T3">synchronise remote mail locally in all folders” </text:span><text:span text:style-name="T1">option.</text:span></text:p>
      <text:p text:style-name="P3"/>
      <text:p text:style-name="P7"><text:span text:style-name="T2">Don’t worry about the </text:span><text:span text:style-name="T5">“check every 60 minutes”</text:span><text:span text:style-name="T2"> option. I’m pretty sure this only actually applies to <text:s/>IMAP/POP accounts, not the EWS system we’re using here. Tests indicate emails arrive in Evolution and in the web app at almost exactly the same time. </text:span></text:p>
      <text:p text:style-name="P3"/>
      <text:p text:style-name="P4">Follow the rest of the setup instructions.</text:p>
      <text:p text:style-name="P2"/>
      <text:p text:style-name="P8">If you have selected ‘synchronise remote mail locally’ and have a lot of email stored on Office365, performance may be sluggish until the synchronisation is complete. Folders are synchronised the first time you access them. </text:p>
      <text:h text:style-name="P10" text:outline-level="1">Tweaking Evolution</text:h>
      <text:p text:style-name="P8">Evolution has a default layout that is circa Outlook97. For a more modern look, try:</text:p>
      <text:p text:style-name="P2">View → preview → vertical view</text:p>
      <text:p text:style-name="P2">View → Layout → Show to-do bar <text:span text:style-name="T1">(deselect)</text:span></text:p>
      <text:p text:style-name="P2"/>
      <text:p text:style-name="P4">If you like dark mode, Evolution largely follows the dark theme of your desktop (in GNOME-based distributions at least, e.g. Ubuntu). One thing it struggles with is HTML emails, which are rendered black on white. Consider setting</text:p>
      <text:p text:style-name="P4"/>
      <text:p text:style-name="P5">Preferences → <text:span text:style-name="T2">Mail preferences → HTML messages → HTML mode “Show plain text if present”</text:span></text:p>
      <text:p text:style-name="P5"/>
      <text:p text:style-name="P6">...that way, most messages will display consitent with the the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0-08-27T17:57:10.769417690</meta:creation-date>
    <dc:date>2020-08-28T11:21:27.416108167</dc:date>
    <dc:creator>Andy Wills</dc:creator>
    <meta:editing-duration>PT4H18M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274" meta:character-count="1685" meta:non-whitespace-character-count="1424"/>
  </office:meta>
</office:document-meta>
</file>